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889cm" style:rel-column-width="9201*"/>
    </style:style>
    <style:style style:name="Tabella1.B" style:family="table-column">
      <style:table-column-properties style:column-width="9.208cm" style:rel-column-width="21783*"/>
    </style:style>
    <style:style style:name="Tabella1.C" style:family="table-column">
      <style:table-column-properties style:column-width="0.714cm" style:rel-column-width="1690*"/>
    </style:style>
    <style:style style:name="Tabella1.D" style:family="table-column">
      <style:table-column-properties style:column-width="1.737cm" style:rel-column-width="4110*"/>
    </style:style>
    <style:style style:name="Tabella1.E" style:family="table-column">
      <style:table-column-properties style:column-width="1.736cm" style:rel-column-width="4106*"/>
    </style:style>
    <style:style style:name="Tabella1.K" style:family="table-column">
      <style:table-column-properties style:column-width="1.739cm" style:rel-column-width="4115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2cm" fo:keep-together="always"/>
    </style:style>
    <style:style style:name="Tabella1.A4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B4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5" style:family="table-row">
      <style:table-row-properties style:min-row-height="0.011cm" fo:keep-together="always"/>
    </style:style>
    <style:style style:name="Tabella1.A5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4" style:family="paragraph" style:parent-style-name="Standard">
      <style:text-properties officeooo:rsid="000f3f20" officeooo:paragraph-rsid="000f3f20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09ed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5c8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6685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cc3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dee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60a2e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eb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645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600fdb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566851" officeooo:paragraph-rsid="00566851" style:font-size-asian="7pt" style:font-weight-asian="bold" style:font-size-complex="7pt" style:font-weight-complex="bold"/>
    </style:style>
    <style:style style:name="P22" style:family="paragraph" style:parent-style-name="Fram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officeooo:rsid="0048c14f"/>
    </style:style>
    <style:style style:name="T2" style:family="text">
      <style:text-properties fo:font-size="9pt" officeooo:rsid="00197d1e" style:font-size-asian="9pt" style:font-size-complex="9pt"/>
    </style:style>
    <style:style style:name="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color="#000000" officeooo:rsid="001ea072"/>
    </style:style>
    <style:style style:name="T6" style:family="text">
      <style:text-properties fo:color="#000000" officeooo:rsid="005dee77"/>
    </style:style>
    <style:style style:name="T7" style:family="text">
      <style:text-properties officeooo:rsid="004433fe"/>
    </style:style>
    <style:style style:name="T8" style:family="text">
      <style:text-properties officeooo:rsid="00536459"/>
    </style:style>
    <style:style style:name="T9" style:family="text">
      <style:text-properties officeooo:rsid="00570f80"/>
    </style:style>
    <style:style style:name="T10" style:family="text">
      <style:text-properties fo:color="#999999" fo:font-style="italic" officeooo:rsid="001ea072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6"/>
        <table:table-column table:style-name="Tabella1.K"/>
        <table:table-header-rows>
          <table:table-row>
            <table:table-cell table:style-name="Tabella1.A1" office:value-type="string">
              <text:p text:style-name="P23"><text:placeholder text:placeholder-type="text">&lt;if test="data.get('with_photo',True)"&gt;</text:placeholder></text:p>
              <text:p text:style-name="P19">CODICE</text:p>
              <text:p text:style-name="P14"><text:placeholder text:placeholder-type="text">&lt;/if&gt;</text:placeholder></text:p>
            </table:table-cell>
            <table:table-cell table:style-name="Tabella1.A1" office:value-type="string">
              <text:p text:style-name="P18"><text:span text:style-name="T4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7">UM</text:p>
            </table:table-cell>
            <table:table-cell table:style-name="Tabella1.A1" office:value-type="string">
              <text:p text:style-name="P20">SOSP<text:span text:style-name="T7">ESI<text:line-break/>(S)</text:span></text:p>
            </table:table-cell>
            <table:table-cell table:style-name="Tabella1.A1" office:value-type="string">
              <text:p text:style-name="P21">CAMPAGNE<text:line-break/>(X)</text:p>
            </table:table-cell>
            <table:table-cell table:style-name="Tabella1.A1" office:value-type="string">
              <text:p text:style-name="P17">DISP. LORDA (E+F–S-<text:span text:style-name="T9">X</text:span>)</text:p>
            </table:table-cell>
            <table:table-cell table:style-name="Tabella1.A1" office:value-type="string">
              <text:p text:style-name="P17">INVENTARIO<text:line-break/><text:span text:style-name="T8">(I)</text:span></text:p>
            </table:table-cell>
            <table:table-cell table:style-name="Tabella1.A1" office:value-type="string">
              <text:p text:style-name="P17">CARICO<text:line-break/><text:span text:style-name="T8">(C)</text:span></text:p>
            </table:table-cell>
            <table:table-cell table:style-name="Tabella1.A1" office:value-type="string">
              <text:p text:style-name="P17">SCARICO<text:line-break/><text:span text:style-name="T8">(S)</text:span></text:p>
            </table:table-cell>
            <table:table-cell table:style-name="Tabella1.A1" office:value-type="string">
              <text:p text:style-name="P17">ESIST<text:span text:style-name="T7">ENZA<text:line-break/>(I+C-S)</text:span></text:p>
            </table:table-cell>
            <table:table-cell table:style-name="Tabella1.K1" office:value-type="string">
              <text:p text:style-name="P17">FORN<text:span text:style-name="T7">ITORE<text:line-break/>(F)</text:span></text:p>
            </table:table-cell>
          </table:table-row>
        </table:table-header-rows>
        <table:table-row table:style-name="Tabella1.2">
          <table:table-cell table:style-name="Tabella1.A3" table:number-columns-spanned="11" office:value-type="string">
            <text:p text:style-name="P5"><text:text-input text:description="&lt;for each=&quot;o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11" office:value-type="string">
            <text:p text:style-name="P11"><text:placeholder text:placeholder-type="text">&lt;if test="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10"><draw:frame draw:style-name="fr1" draw:name="image: asimage(o.product_image_quotation)" text:anchor-type="as-char" style:rel-width="scale" svg:height="1.977cm" style:rel-height="100%" draw:z-index="0"><draw:text-box fo:min-width="1.981cm"><text:p text:style-name="P22"/></draw:text-box></draw:frame></text:p>
          </table:table-cell>
          <table:table-cell table:style-name="Tabella1.B4" office:value-type="string">
            <text:p text:style-name="P12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5"><text:line-break/></text:span><text:span text:style-name="T10"><text:placeholder text:placeholder-type="text">&lt;o.mx_campaign_detail&gt;</text:placeholder></text:span></text:p>
          </table:table-cell>
          <table:table-cell table:style-name="Tabella1.B4" office:value-type="string">
            <text:p text:style-name="P6"><text:placeholder text:placeholder-type="text">&lt;o.uom_id.name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5"><text:placeholder text:placeholder-type="text">&lt;o.mx_inv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inv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6"><text:placeholder text:placeholder-type="text">&lt;o.mx_inv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if test="not 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4" table:number-columns-spanned="2" office:value-type="string">
            <text:p text:style-name="P13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10"><text:placeholder text:placeholder-type="text">&lt;'\n%s' % o.mx_campaign_detail if o.mx_campaign_detail else ''&gt;</text:placeholder></text:span></text:p>
          </table:table-cell>
          <table:covered-table-cell/>
          <table:table-cell table:style-name="Tabella1.B4" office:value-type="string">
            <text:p text:style-name="P6"><text:placeholder text:placeholder-type="text">&lt;o.uom_id.name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5"><text:placeholder text:placeholder-type="text">&lt;o.mx_inv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inv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6"><text:placeholder text:placeholder-type="text">&lt;o.mx_inv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2">
          <table:table-cell table:style-name="Tabella1.A8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11" office:value-type="string">
            <text:p text:style-name="P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officeooo:rsid="0048c14f"/>
    </style:style>
    <style:style style:name="MT2" style:family="text">
      <style:text-properties fo:font-size="9pt" officeooo:rsid="00197d1e" style:font-size-asian="9pt" style:font-size-complex="9pt"/>
    </style:style>
    <style:style style:name="M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O</text:span> MAGAZZINO</text:p>
        <text:p text:style-name="MP2"><text:span text:style-name="MT2">Filtro: </text:span><text:span text:style-name="MT3"><text:placeholder text:placeholder-type="text">&lt;get_filter(data)&gt;</text:placeholder></text:span></text:p>
      </style:header>
      <style:footer>
        <text:p text:style-name="MP3">Stampa effettuata il <text:span text:style-name="MT4"><text:placeholder text:placeholder-type="text">&lt;get_date()&gt;</text:placeholder></text:span><text:tab/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5-23T11:59:34.903760870</dc:date>
    <dc:creator>thebrush </dc:creator>
    <meta:editing-duration>PT5H15M36S</meta:editing-duration>
    <meta:editing-cycles>83</meta:editing-cycles>
    <meta:document-statistic meta:table-count="1" meta:image-count="0" meta:object-count="0" meta:page-count="1" meta:paragraph-count="43" meta:word-count="112" meta:character-count="1076" meta:non-whitespace-character-count="1010"/>
  </office:meta>
</office:document-meta>
</file>